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28dcb" officeooo:paragraph-rsid="00028dcb"/>
    </style:style>
    <style:style style:name="P2" style:family="paragraph" style:parent-style-name="Standard">
      <style:text-properties style:font-name="Arial" officeooo:rsid="00028dcb" officeooo:paragraph-rsid="00028dcb"/>
    </style:style>
    <style:style style:name="P3" style:family="paragraph" style:parent-style-name="Standard">
      <style:text-properties style:font-name="Arial" officeooo:paragraph-rsid="00028dcb"/>
    </style:style>
    <style:style style:name="P4" style:family="paragraph" style:parent-style-name="Standard">
      <style:text-properties style:font-name="Arial" officeooo:rsid="00040ad9" officeooo:paragraph-rsid="00040ad9"/>
    </style:style>
    <style:style style:name="P5" style:family="paragraph" style:parent-style-name="Standard">
      <style:text-properties style:font-name="Arial" officeooo:paragraph-rsid="00040ad9"/>
    </style:style>
    <style:style style:name="P6" style:family="paragraph" style:parent-style-name="Standard">
      <style:text-properties style:font-name="Arial" officeooo:rsid="0005b074" officeooo:paragraph-rsid="0005b074"/>
    </style:style>
    <style:style style:name="P7" style:family="paragraph" style:parent-style-name="Standard">
      <style:text-properties style:font-name="Arial" fo:font-size="14pt" fo:font-weight="bold" officeooo:rsid="00028dcb" officeooo:paragraph-rsid="0006202a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08e53d" officeooo:paragraph-rsid="0006f45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2pt" fo:font-weight="normal" officeooo:rsid="0006202a" officeooo:paragraph-rsid="0006202a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06202a" officeooo:paragraph-rsid="000a127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Arial" fo:font-size="12pt" fo:font-weight="normal" officeooo:rsid="0006202a" officeooo:paragraph-rsid="000a127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font-weight="normal" officeooo:rsid="0006f457" officeooo:paragraph-rsid="0006f457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08e53d" officeooo:paragraph-rsid="0008e53d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0a127f" officeooo:paragraph-rsid="000a127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Arial" fo:font-size="12pt" fo:font-weight="normal" officeooo:rsid="000a127f" officeooo:paragraph-rsid="000a127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style:font-name="Arial" fo:font-size="12pt" fo:font-weight="normal" officeooo:rsid="000a127f" officeooo:paragraph-rsid="000a127f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Arial" fo:font-size="12pt" fo:font-weight="normal" officeooo:rsid="000a127f" officeooo:paragraph-rsid="000a127f" style:font-size-asian="12pt" style:font-weight-asian="normal" style:font-size-complex="12pt" style:font-weight-complex="normal"/>
    </style:style>
    <style:style style:name="T1" style:family="text">
      <style:text-properties officeooo:rsid="00028dcb"/>
    </style:style>
    <style:style style:name="T2" style:family="text">
      <style:text-properties officeooo:rsid="00040ad9"/>
    </style:style>
    <style:style style:name="T3" style:family="text">
      <style:text-properties officeooo:rsid="0006202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127f" style:font-weight-asian="normal" style:font-weight-complex="normal"/>
    </style:style>
    <style:style style:name="T6" style:family="text">
      <style:text-properties officeooo:rsid="000a127f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Ejercicio 10.</text:span></text:p>
      <text:p text:style-name="P3"><text:span text:style-name="T1">1</text:span><text:span text:style-name="T2">)</text:span><text:span text:style-name="T1"> 123456/10 → 12345,6 </text:span></text:p>
      <text:p text:style-name="P4">2) 123456/100 → 1234,56 </text:p>
      <text:p text:style-name="P5"><text:span text:style-name="T2">3)</text:span><text:span text:style-name="T1"> 123456/10</text:span><text:span text:style-name="T2">00</text:span><text:span text:style-name="T1"> → 123,456 </text:span></text:p>
      <text:p text:style-name="P4">4) 123456/10000 → 12,3456</text:p>
      <text:p text:style-name="P6">5) <text:span text:style-name="T1">123456%10 → 12345,6 </text:span></text:p>
      <text:p text:style-name="P6">6) <text:span text:style-name="T1">123456%10</text:span>0<text:span text:style-name="T1"> → 1234,</text:span>5<text:span text:style-name="T1">6 </text:span></text:p>
      <text:p text:style-name="P6">7) <text:span text:style-name="T1">123456%10</text:span>00<text:span text:style-name="T1"> → 123,456 </text:span></text:p>
      <text:p text:style-name="P6">8) <text:span text:style-name="T1">123456%10 → 12,3456</text:span></text:p>
      <text:p text:style-name="P6"/>
      <text:p text:style-name="P6">Se puede concluir que 1 da lo mismo que 5, 2 da lo mismo que 6, 3 da lo mismo que 7 y 4 da lo mismo que 8. <text:span text:style-name="T6">Al hacerlo en Visual Studio Code los números son completamente distintos.</text:span></text:p>
      <text:p text:style-name="P4"/>
      <text:p text:style-name="P7">Ejercicio 1<text:span text:style-name="T3">1</text:span>.</text:p>
      <text:p text:style-name="P10">1.</text:p>
      <text:list xml:id="list69835031" text:style-name="L1">
        <text:list-item>
          <text:p text:style-name="P11"><text:span text:style-name="T6">Resultado original: 0.0</text:span></text:p>
        </text:list-item>
        <text:list-item>
          <text:p text:style-name="P15">Resultado verdadero: <text:span text:style-name="T3">double resultado1 = (double) 3/4*(a*a-b); </text:span></text:p>
        </text:list-item>
      </text:list>
      <text:p text:style-name="P14"/>
      <text:p text:style-name="P9">2.</text:p>
      <text:list xml:id="list4019623921" text:style-name="L2">
        <text:list-item>
          <text:p text:style-name="P16">Resultado original: 134.0</text:p>
        </text:list-item>
        <text:list-item>
          <text:p text:style-name="P16">Resultado verdadero: double resultado2 = (double) a/b*1000+304;</text:p>
        </text:list-item>
      </text:list>
      <text:p text:style-name="P14"/>
      <text:p text:style-name="P9">3.</text:p>
      <text:list xml:id="list2193922309" text:style-name="L3">
        <text:list-item>
          <text:p text:style-name="P17">Resultado original: 105.0</text:p>
        </text:list-item>
        <text:list-item>
          <text:p text:style-name="P17">Resultado verdadero: Siempre me sale 105.0 aunque lo cambie.</text:p>
        </text:list-item>
      </text:list>
      <text:p text:style-name="P9"/>
      <text:p text:style-name="P8">Ejercicio 12.</text:p>
      <text:p text:style-name="P13">a) False</text:p>
      <text:p text:style-name="P13">b) True</text:p>
      <text:p text:style-name="P13">c) <text:span text:style-name="T6">False</text:span></text:p>
      <text:p text:style-name="P13">d) <text:span text:style-name="T6">False</text:span></text:p>
      <text:p text:style-name="P13">e) <text:span text:style-name="T6">True</text:span></text:p>
      <text:p text:style-name="P13">f) <text:span text:style-name="T6">False</text:span></text:p>
      <text:p text:style-name="P12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8dcb" officeooo:paragraph-rsid="00028d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D 2: Introducción a JAVA<text:tab/><text:tab/>Kassandra Rocher Parr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7:01:57.243000000</meta:creation-date>
    <dc:date>2020-11-19T19:18:18.852000000</dc:date>
    <meta:editing-duration>PT2M1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8" meta:word-count="139" meta:character-count="776" meta:non-whitespace-character-count="663"/>
  </office:meta>
</office:document-meta>
</file>